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automatic-styles>
    <style:style style:name="P1" style:parent-style-name="Normale"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2"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 style:parent-style-name="Normale" style:family="paragraph">
      <style:paragraph-properties fo:margin-top="0.0694in" fo:margin-bottom="0.0694in" fo:line-height="100%"/>
    </style:style>
    <style:style style:name="T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5" style:parent-style-name="Normale" style:family="paragraph">
      <style:paragraph-properties fo:margin-top="0.0694in" fo:margin-bottom="0.0694in" fo:line-height="100%"/>
    </style:style>
    <style:style style:name="T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7"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9"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1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1" style:parent-style-name="Normale" style:family="paragraph">
      <style:paragraph-properties fo:margin-top="0.0694in" fo:margin-bottom="0.0694in" fo:line-height="100%"/>
    </style:style>
    <style:style style:name="T12"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13"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4" style:parent-style-name="Normale" style:family="paragraph">
      <style:paragraph-properties fo:margin-top="0.0694in" fo:margin-bottom="0.0694in" fo:line-height="100%"/>
    </style:style>
    <style:style style:name="T15"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16"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7" style:parent-style-name="Normale" style:family="paragraph">
      <style:paragraph-properties fo:margin-top="0.0694in" fo:margin-bottom="0.0694in" fo:line-height="100%"/>
    </style:style>
    <style:style style:name="T1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19"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h text:style-name="P1" text:outline-level="3">Capitolo 5: Support Vector Machines</text:h>
      <text:p text:style-name="P2">Questo capitolo presenta le Support Vector Machines (SVMs), un algoritmo di classificazione. Il capitolo inizia con la descrizione del problema della classificazione lineare e procede con la presentazione dell'algoritmo per dataset separabili e non separabili. Infine, fornisce una base teorica per le SVM basata sulla nozione di margine.</text:p>
      <text:p text:style-name="P3"><text:span text:style-name="T4">5.1 Classificazione Lineare</text:span></text:p>
      <text:p text:style-name="P5"><text:span text:style-name="T6">Il problema della classificazione lineare consiste nel trovare un iperpiano in RN che separi i punti dati in due classi, una positiva e una negativa. Un iperpiano è definito come l'insieme di punti x che soddisfano l'equazione w · x + b = 0, dove w<text:s/></text:span><text:span text:style-name="T7">∈</text:span><text:span text:style-name="T8"><text:s/>RN è un vettore non nullo normale all'iperpiano e b<text:s/></text:span><text:span text:style-name="T9">∈</text:span><text:span text:style-name="T10"><text:s/>R è uno scalare. L'iperpiano divide lo spazio in due semispazi.</text:span></text:p>
      <text:p text:style-name="P11"><text:span text:style-name="T12">5.2 Caso Separabile</text:span></text:p>
      <text:p text:style-name="P13">In questo caso, si assume che esista un iperpiano che separi perfettamente i punti di training in due popolazioni di punti etichettati positivamente e negativamente. Tuttavia, ci sono infiniti iperpiani che potrebbero separare i dati. L'obiettivo delle SVM è trovare l'iperpiano che massimizza il margine, ovvero la distanza tra l'iperpiano e il punto dati più vicino. Questo iperpiano è chiamato iperpiano a margine massimo e la distanza tra l'iperpiano e i punti dati più vicini è chiamata margine geometrico. I punti dati che si trovano sul margine sono chiamati vettori di supporto. Le SVM trovano l'iperpiano a margine massimo risolvendo un problema di ottimizzazione quadratica (QP). Una volta trovato l'iperpiano a margine massimo, la classificazione di un nuovo punto dati si basa sul segno del prodotto scalare tra il vettore normale dell'iperpiano e il punto dati.</text:p>
      <text:p text:style-name="P14"><text:span text:style-name="T15">5.3 Caso Non Separabile</text:span></text:p>
      <text:p text:style-name="P16">Nel caso non separabile, non esiste un iperpiano che possa separare perfettamente i punti di training. In questo caso, le SVM cercano di trovare l'iperpiano che massimizza il margine e allo stesso tempo minimizza l'errore di classificazione sui punti di training. Per ottenere ciò, le SVM introducono le variabili slack, che misurano la quantità di violazione del margine consentita per ciascun punto dati. L'obiettivo è quindi quello di trovare l'iperpiano che minimizzi una combinazione lineare della norma del vettore normale dell'iperpiano e della somma delle variabili slack.</text:p>
      <text:p text:style-name="P17"><text:span text:style-name="T18">5.4 Teoria del Margine</text:span></text:p>
      <text:p text:style-name="P19">La teoria del margine fornisce una giustificazione teorica per l'efficacia delle SVM. In particolare, dimostra che la capacità di generalizzazione di un iperpiano è inversamente proporzionale al suo margine geometrico. Ciò significa che gli iperpiani con margini geometrici maggiori hanno una minore capacità di overfitting sui dati di training e quindi generalizzano meglio a dati non visti. La teoria del margine fornisce anche limiti di generalizzazione per le SVM, che mostrano che l'errore di generalizzazione è limitato da una funzione del margine geometrico e della complessità dell'insieme di ipotesi.</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18T13:23:00Z</meta:creation-date>
    <dc:date>2024-06-18T13:23:00Z</dc:date>
    <meta:template xlink:href="Normal" xlink:type="simple"/>
    <meta:editing-cycles>1</meta:editing-cycles>
    <meta:editing-duration>PT0S</meta:editing-duration>
    <meta:document-statistic meta:page-count="1" meta:paragraph-count="5" meta:word-count="433" meta:character-count="2901" meta:row-count="20" meta:non-whitespace-character-count="2473"/>
  </office:meta>
</office:document-meta>
</file>